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1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6pt"/>
    </style:style>
    <style:style style:name="P3" style:family="paragraph">
      <loext:graphic-properties draw:fill="none" draw:fill-color="#ffffff"/>
      <style:text-properties fo:font-size="16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28cm" svg:height="0.806cm" svg:x="2.58cm" svg:y="1.87cm">
          <draw:text-box>
            <text:p><text:span text:style-name="T1">Wind</text:span></text:p>
          </draw:text-box>
        </draw:frame>
        <draw:frame draw:style-name="gr1" draw:text-style-name="P3" draw:layer="layout" svg:width="1.933cm" svg:height="0.806cm" svg:x="4.15cm" svg:y="1.87cm">
          <draw:text-box>
            <text:p text:style-name="P2"><text:span text:style-name="T1">Speed</text:span></text:p>
          </draw:text-box>
        </draw:frame>
        <draw:frame draw:style-name="gr1" draw:text-style-name="P1" draw:layer="layout" svg:width="2.454cm" svg:height="0.806cm" svg:x="5.76cm" svg:y="1.897cm">
          <draw:text-box>
            <text:p><text:span text:style-name="T1">NMEA2k</text:span></text:p>
          </draw:text-box>
        </draw:frame>
        <draw:frame draw:style-name="gr2" draw:text-style-name="P5" draw:layer="layout" svg:width="1.704cm" svg:height="0.569cm" svg:x="2.149cm" svg:y="2.702cm">
          <draw:text-box>
            <text:p text:style-name="P4"><text:span text:style-name="T2">Green</text:span></text:p>
          </draw:text-box>
        </draw:frame>
        <draw:frame draw:style-name="gr3" draw:text-style-name="P5" draw:layer="layout" svg:width="1.27cm" svg:height="0.569cm" svg:x="2.118cm" svg:y="3.13cm">
          <draw:text-box>
            <text:p text:style-name="P4"><text:span text:style-name="T2">Red</text:span></text:p>
          </draw:text-box>
        </draw:frame>
        <draw:frame draw:style-name="gr2" draw:text-style-name="P5" draw:layer="layout" svg:width="1.323cm" svg:height="0.569cm" svg:x="2.809cm" svg:y="2.41cm">
          <draw:text-box>
            <text:p text:style-name="P4"><text:span text:style-name="T2">Blue</text:span></text:p>
          </draw:text-box>
        </draw:frame>
        <draw:frame draw:style-name="gr4" draw:text-style-name="P5" draw:layer="layout" svg:width="1.524cm" svg:height="0.569cm" svg:x="3.164cm" svg:y="2.716cm">
          <draw:text-box>
            <text:p text:style-name="P4"><text:span text:style-name="T2">Yellow</text:span></text:p>
          </draw:text-box>
        </draw:frame>
        <draw:frame draw:style-name="gr5" draw:text-style-name="P5" draw:layer="layout" svg:width="1.577cm" svg:height="0.569cm" svg:x="3.432cm" svg:y="3.14cm">
          <draw:text-box>
            <text:p text:style-name="P4"><text:span text:style-name="T2">Shield</text:span></text:p>
          </draw:text-box>
        </draw:frame>
        <draw:line draw:style-name="gr6" draw:text-style-name="P6" draw:layer="layout" svg:x1="2.988cm" svg:y1="3.13cm" svg:x2="2.988cm" svg:y2="4.21cm">
          <text:p/>
        </draw:line>
        <draw:line draw:style-name="gr6" draw:text-style-name="P6" draw:layer="layout" svg:x1="2.68cm" svg:y1="3.575cm" svg:x2="2.68cm" svg:y2="4.21cm">
          <text:p/>
        </draw:line>
        <draw:line draw:style-name="gr6" draw:text-style-name="P6" draw:layer="layout" svg:x1="3.315cm" svg:y1="2.813cm" svg:x2="3.296cm" svg:y2="4.21cm">
          <text:p/>
        </draw:line>
        <draw:line draw:style-name="gr6" draw:text-style-name="P6" draw:layer="layout" svg:x1="3.604cm" svg:y1="3.14cm" svg:x2="3.604cm" svg:y2="4.21cm">
          <text:p/>
        </draw:line>
        <draw:line draw:style-name="gr6" draw:text-style-name="P6" draw:layer="layout" svg:x1="3.95cm" svg:y1="3.575cm" svg:x2="3.939cm" svg:y2="4.21cm">
          <text:p/>
        </draw:line>
        <draw:frame draw:style-name="gr2" draw:text-style-name="P5" draw:layer="layout" svg:width="1.704cm" svg:height="0.569cm" svg:x="5.85cm" svg:y="2.702cm">
          <draw:text-box>
            <text:p text:style-name="P4"><text:span text:style-name="T2">Gnd</text:span></text:p>
          </draw:text-box>
        </draw:frame>
        <draw:frame draw:style-name="gr3" draw:text-style-name="P5" draw:layer="layout" svg:width="1.27cm" svg:height="0.569cm" svg:x="5.519cm" svg:y="3.13cm">
          <draw:text-box>
            <text:p text:style-name="P4"><text:span text:style-name="T2">+12V</text:span></text:p>
          </draw:text-box>
        </draw:frame>
        <draw:frame draw:style-name="gr7" draw:text-style-name="P5" draw:layer="layout" svg:width="1.757cm" svg:height="0.569cm" svg:x="6.665cm" svg:y="2.716cm">
          <draw:text-box>
            <text:p text:style-name="P4"><text:span text:style-name="T2">CAN H</text:span></text:p>
          </draw:text-box>
        </draw:frame>
        <draw:line draw:style-name="gr6" draw:text-style-name="P6" draw:layer="layout" svg:x1="6.489cm" svg:y1="3.13cm" svg:x2="6.489cm" svg:y2="4.21cm">
          <text:p/>
        </draw:line>
        <draw:line draw:style-name="gr6" draw:text-style-name="P6" draw:layer="layout" svg:x1="6.181cm" svg:y1="3.575cm" svg:x2="6.181cm" svg:y2="4.21cm">
          <text:p/>
        </draw:line>
        <draw:line draw:style-name="gr6" draw:text-style-name="P6" draw:layer="layout" svg:x1="6.816cm" svg:y1="2.813cm" svg:x2="6.797cm" svg:y2="4.21cm">
          <text:p/>
        </draw:line>
        <draw:line draw:style-name="gr6" draw:text-style-name="P6" draw:layer="layout" svg:x1="7.105cm" svg:y1="3.14cm" svg:x2="7.105cm" svg:y2="4.21cm">
          <text:p/>
        </draw:line>
        <draw:line draw:style-name="gr6" draw:text-style-name="P6" draw:layer="layout" svg:x1="7.451cm" svg:y1="3.575cm" svg:x2="7.44cm" svg:y2="4.21cm">
          <text:p/>
        </draw:line>
        <draw:frame draw:style-name="gr5" draw:text-style-name="P5" draw:layer="layout" svg:width="1.577cm" svg:height="0.569cm" svg:x="7.032cm" svg:y="3.141cm">
          <draw:text-box>
            <text:p text:style-name="P4"><text:span text:style-name="T2">CAN L</text:span></text:p>
          </draw:text-box>
        </draw:frame>
        <draw:line draw:style-name="gr6" draw:text-style-name="P6" draw:layer="layout" svg:x1="5.093cm" svg:y1="2.831cm" svg:x2="5.088cm" svg:y2="4.21cm">
          <text:p/>
        </draw:line>
        <draw:line draw:style-name="gr6" draw:text-style-name="P6" draw:layer="layout" svg:x1="4.78cm" svg:y1="3.321cm" svg:x2="4.78cm" svg:y2="4.21cm">
          <text:p/>
        </draw:line>
        <draw:line draw:style-name="gr6" draw:text-style-name="P6" draw:layer="layout" svg:x1="5.38cm" svg:y1="3.321cm" svg:x2="5.38cm" svg:y2="4.21cm">
          <text:p/>
        </draw:line>
        <draw:frame draw:style-name="gr3" draw:text-style-name="P5" draw:layer="layout" svg:width="1.27cm" svg:height="0.569cm" svg:x="4.218cm" svg:y="2.831cm">
          <draw:text-box>
            <text:p text:style-name="P4"><text:span text:style-name="T2">Red</text:span></text:p>
          </draw:text-box>
        </draw:frame>
        <draw:frame draw:style-name="gr2" draw:text-style-name="P5" draw:layer="layout" svg:width="1.704cm" svg:height="0.569cm" svg:x="4.449cm" svg:y="2.403cm">
          <draw:text-box>
            <text:p text:style-name="P4"><text:span text:style-name="T2">Green</text:span></text:p>
          </draw:text-box>
        </draw:frame>
        <draw:frame draw:style-name="gr5" draw:text-style-name="P5" draw:layer="layout" svg:width="1.577cm" svg:height="0.569cm" svg:x="4.933cm" svg:y="2.842cm">
          <draw:text-box>
            <text:p text:style-name="P4"><text:span text:style-name="T2">Black</text:span></text:p>
          </draw:text-box>
        </draw:frame>
        <draw:frame draw:style-name="gr5" draw:text-style-name="P5" draw:layer="layout" svg:width="1.577cm" svg:height="0.569cm" svg:x="6.133cm" svg:y="2.442cm">
          <draw:text-box>
            <text:p text:style-name="P4"><text:span text:style-name="T2">Shield</text:span></text:p>
          </draw:text-box>
        </draw:frame>
        <draw:frame draw:style-name="gr1" draw:text-style-name="P1" draw:layer="layout" svg:width="1.628cm" svg:height="0.806cm" svg:x="2.581cm" svg:y="5.57cm">
          <draw:text-box>
            <text:p><text:span text:style-name="T1">Wind</text:span></text:p>
          </draw:text-box>
        </draw:frame>
        <draw:frame draw:style-name="gr1" draw:text-style-name="P3" draw:layer="layout" svg:width="1.933cm" svg:height="0.806cm" svg:x="4.151cm" svg:y="5.57cm">
          <draw:text-box>
            <text:p text:style-name="P2"><text:span text:style-name="T1">Speed</text:span></text:p>
          </draw:text-box>
        </draw:frame>
        <draw:frame draw:style-name="gr1" draw:text-style-name="P1" draw:layer="layout" svg:width="2.454cm" svg:height="0.806cm" svg:x="5.761cm" svg:y="5.597cm">
          <draw:text-box>
            <text:p><text:span text:style-name="T1">NMEA2k</text:span></text:p>
          </draw:text-box>
        </draw:frame>
        <draw:frame draw:style-name="gr2" draw:text-style-name="P5" draw:layer="layout" svg:width="1.704cm" svg:height="0.569cm" svg:x="2.15cm" svg:y="6.402cm">
          <draw:text-box>
            <text:p text:style-name="P4"><text:span text:style-name="T2">Green</text:span></text:p>
          </draw:text-box>
        </draw:frame>
        <draw:frame draw:style-name="gr3" draw:text-style-name="P5" draw:layer="layout" svg:width="1.27cm" svg:height="0.569cm" svg:x="2.119cm" svg:y="6.83cm">
          <draw:text-box>
            <text:p text:style-name="P4"><text:span text:style-name="T2">Red</text:span></text:p>
          </draw:text-box>
        </draw:frame>
        <draw:frame draw:style-name="gr2" draw:text-style-name="P5" draw:layer="layout" svg:width="1.323cm" svg:height="0.569cm" svg:x="2.81cm" svg:y="6.11cm">
          <draw:text-box>
            <text:p text:style-name="P4"><text:span text:style-name="T2">Blue</text:span></text:p>
          </draw:text-box>
        </draw:frame>
        <draw:frame draw:style-name="gr4" draw:text-style-name="P5" draw:layer="layout" svg:width="1.524cm" svg:height="0.569cm" svg:x="3.165cm" svg:y="6.416cm">
          <draw:text-box>
            <text:p text:style-name="P4"><text:span text:style-name="T2">Yellow</text:span></text:p>
          </draw:text-box>
        </draw:frame>
        <draw:frame draw:style-name="gr5" draw:text-style-name="P5" draw:layer="layout" svg:width="1.577cm" svg:height="0.569cm" svg:x="3.433cm" svg:y="6.84cm">
          <draw:text-box>
            <text:p text:style-name="P4"><text:span text:style-name="T2">Shield</text:span></text:p>
          </draw:text-box>
        </draw:frame>
        <draw:line draw:style-name="gr6" draw:text-style-name="P6" draw:layer="layout" svg:x1="2.989cm" svg:y1="6.83cm" svg:x2="2.989cm" svg:y2="7.91cm">
          <text:p/>
        </draw:line>
        <draw:line draw:style-name="gr6" draw:text-style-name="P6" draw:layer="layout" svg:x1="2.681cm" svg:y1="7.275cm" svg:x2="2.681cm" svg:y2="7.91cm">
          <text:p/>
        </draw:line>
        <draw:line draw:style-name="gr6" draw:text-style-name="P6" draw:layer="layout" svg:x1="3.316cm" svg:y1="6.513cm" svg:x2="3.297cm" svg:y2="7.91cm">
          <text:p/>
        </draw:line>
        <draw:line draw:style-name="gr6" draw:text-style-name="P6" draw:layer="layout" svg:x1="3.605cm" svg:y1="6.84cm" svg:x2="3.605cm" svg:y2="7.91cm">
          <text:p/>
        </draw:line>
        <draw:line draw:style-name="gr6" draw:text-style-name="P6" draw:layer="layout" svg:x1="3.951cm" svg:y1="7.275cm" svg:x2="3.94cm" svg:y2="7.91cm">
          <text:p/>
        </draw:line>
        <draw:frame draw:style-name="gr2" draw:text-style-name="P5" draw:layer="layout" svg:width="1.704cm" svg:height="0.569cm" svg:x="5.851cm" svg:y="6.402cm">
          <draw:text-box>
            <text:p text:style-name="P4"><text:span text:style-name="T2">Gnd</text:span></text:p>
          </draw:text-box>
        </draw:frame>
        <draw:frame draw:style-name="gr3" draw:text-style-name="P5" draw:layer="layout" svg:width="1.27cm" svg:height="0.569cm" svg:x="5.52cm" svg:y="6.83cm">
          <draw:text-box>
            <text:p text:style-name="P4"><text:span text:style-name="T2">+12V</text:span></text:p>
          </draw:text-box>
        </draw:frame>
        <draw:frame draw:style-name="gr7" draw:text-style-name="P5" draw:layer="layout" svg:width="1.757cm" svg:height="0.569cm" svg:x="6.666cm" svg:y="6.416cm">
          <draw:text-box>
            <text:p text:style-name="P4"><text:span text:style-name="T2">CAN H</text:span></text:p>
          </draw:text-box>
        </draw:frame>
        <draw:line draw:style-name="gr6" draw:text-style-name="P6" draw:layer="layout" svg:x1="6.49cm" svg:y1="6.83cm" svg:x2="6.49cm" svg:y2="7.91cm">
          <text:p/>
        </draw:line>
        <draw:line draw:style-name="gr6" draw:text-style-name="P6" draw:layer="layout" svg:x1="6.182cm" svg:y1="7.275cm" svg:x2="6.182cm" svg:y2="7.91cm">
          <text:p/>
        </draw:line>
        <draw:line draw:style-name="gr6" draw:text-style-name="P6" draw:layer="layout" svg:x1="6.817cm" svg:y1="6.513cm" svg:x2="6.798cm" svg:y2="7.91cm">
          <text:p/>
        </draw:line>
        <draw:line draw:style-name="gr6" draw:text-style-name="P6" draw:layer="layout" svg:x1="7.106cm" svg:y1="6.84cm" svg:x2="7.106cm" svg:y2="7.91cm">
          <text:p/>
        </draw:line>
        <draw:line draw:style-name="gr6" draw:text-style-name="P6" draw:layer="layout" svg:x1="7.452cm" svg:y1="7.275cm" svg:x2="7.441cm" svg:y2="7.91cm">
          <text:p/>
        </draw:line>
        <draw:frame draw:style-name="gr5" draw:text-style-name="P5" draw:layer="layout" svg:width="1.577cm" svg:height="0.569cm" svg:x="7.033cm" svg:y="6.841cm">
          <draw:text-box>
            <text:p text:style-name="P4"><text:span text:style-name="T2">CAN L</text:span></text:p>
          </draw:text-box>
        </draw:frame>
        <draw:line draw:style-name="gr6" draw:text-style-name="P6" draw:layer="layout" svg:x1="5.094cm" svg:y1="6.531cm" svg:x2="5.089cm" svg:y2="7.91cm">
          <text:p/>
        </draw:line>
        <draw:line draw:style-name="gr6" draw:text-style-name="P6" draw:layer="layout" svg:x1="4.781cm" svg:y1="7.021cm" svg:x2="4.781cm" svg:y2="7.91cm">
          <text:p/>
        </draw:line>
        <draw:line draw:style-name="gr6" draw:text-style-name="P6" draw:layer="layout" svg:x1="5.381cm" svg:y1="7.021cm" svg:x2="5.381cm" svg:y2="7.91cm">
          <text:p/>
        </draw:line>
        <draw:frame draw:style-name="gr3" draw:text-style-name="P5" draw:layer="layout" svg:width="1.27cm" svg:height="0.569cm" svg:x="4.219cm" svg:y="6.531cm">
          <draw:text-box>
            <text:p text:style-name="P4"><text:span text:style-name="T2">Red</text:span></text:p>
          </draw:text-box>
        </draw:frame>
        <draw:frame draw:style-name="gr2" draw:text-style-name="P5" draw:layer="layout" svg:width="1.704cm" svg:height="0.569cm" svg:x="4.45cm" svg:y="6.103cm">
          <draw:text-box>
            <text:p text:style-name="P4"><text:span text:style-name="T2">Green</text:span></text:p>
          </draw:text-box>
        </draw:frame>
        <draw:frame draw:style-name="gr5" draw:text-style-name="P5" draw:layer="layout" svg:width="1.577cm" svg:height="0.569cm" svg:x="4.934cm" svg:y="6.542cm">
          <draw:text-box>
            <text:p text:style-name="P4"><text:span text:style-name="T2">Black</text:span></text:p>
          </draw:text-box>
        </draw:frame>
        <draw:frame draw:style-name="gr5" draw:text-style-name="P5" draw:layer="layout" svg:width="1.577cm" svg:height="0.569cm" svg:x="6.134cm" svg:y="6.142cm">
          <draw:text-box>
            <text:p text:style-name="P4"><text:span text:style-name="T2">Shield</text:span></text:p>
          </draw:text-box>
        </draw:frame>
        <draw:frame draw:style-name="gr1" draw:text-style-name="P1" draw:layer="layout" svg:width="1.628cm" svg:height="0.806cm" svg:x="11.58cm" svg:y="1.87cm">
          <draw:text-box>
            <text:p><text:span text:style-name="T1">Wind</text:span></text:p>
          </draw:text-box>
        </draw:frame>
        <draw:frame draw:style-name="gr1" draw:text-style-name="P3" draw:layer="layout" svg:width="1.933cm" svg:height="0.806cm" svg:x="13.15cm" svg:y="1.87cm">
          <draw:text-box>
            <text:p text:style-name="P2"><text:span text:style-name="T1">Speed</text:span></text:p>
          </draw:text-box>
        </draw:frame>
        <draw:frame draw:style-name="gr1" draw:text-style-name="P1" draw:layer="layout" svg:width="2.454cm" svg:height="0.806cm" svg:x="14.76cm" svg:y="1.897cm">
          <draw:text-box>
            <text:p><text:span text:style-name="T1">NMEA2k</text:span></text:p>
          </draw:text-box>
        </draw:frame>
        <draw:frame draw:style-name="gr2" draw:text-style-name="P5" draw:layer="layout" svg:width="1.704cm" svg:height="0.569cm" svg:x="11.149cm" svg:y="2.702cm">
          <draw:text-box>
            <text:p text:style-name="P4"><text:span text:style-name="T2">Green</text:span></text:p>
          </draw:text-box>
        </draw:frame>
        <draw:frame draw:style-name="gr3" draw:text-style-name="P5" draw:layer="layout" svg:width="1.27cm" svg:height="0.569cm" svg:x="11.118cm" svg:y="3.13cm">
          <draw:text-box>
            <text:p text:style-name="P4"><text:span text:style-name="T2">Red</text:span></text:p>
          </draw:text-box>
        </draw:frame>
        <draw:frame draw:style-name="gr2" draw:text-style-name="P5" draw:layer="layout" svg:width="1.323cm" svg:height="0.569cm" svg:x="11.809cm" svg:y="2.41cm">
          <draw:text-box>
            <text:p text:style-name="P4"><text:span text:style-name="T2">Blue</text:span></text:p>
          </draw:text-box>
        </draw:frame>
        <draw:frame draw:style-name="gr4" draw:text-style-name="P5" draw:layer="layout" svg:width="1.524cm" svg:height="0.569cm" svg:x="12.164cm" svg:y="2.716cm">
          <draw:text-box>
            <text:p text:style-name="P4"><text:span text:style-name="T2">Yellow</text:span></text:p>
          </draw:text-box>
        </draw:frame>
        <draw:frame draw:style-name="gr5" draw:text-style-name="P5" draw:layer="layout" svg:width="1.577cm" svg:height="0.569cm" svg:x="12.432cm" svg:y="3.14cm">
          <draw:text-box>
            <text:p text:style-name="P4"><text:span text:style-name="T2">Shield</text:span></text:p>
          </draw:text-box>
        </draw:frame>
        <draw:line draw:style-name="gr6" draw:text-style-name="P6" draw:layer="layout" svg:x1="11.988cm" svg:y1="3.13cm" svg:x2="11.988cm" svg:y2="4.21cm">
          <text:p/>
        </draw:line>
        <draw:line draw:style-name="gr6" draw:text-style-name="P6" draw:layer="layout" svg:x1="11.68cm" svg:y1="3.575cm" svg:x2="11.68cm" svg:y2="4.21cm">
          <text:p/>
        </draw:line>
        <draw:line draw:style-name="gr6" draw:text-style-name="P6" draw:layer="layout" svg:x1="12.315cm" svg:y1="2.813cm" svg:x2="12.296cm" svg:y2="4.21cm">
          <text:p/>
        </draw:line>
        <draw:line draw:style-name="gr6" draw:text-style-name="P6" draw:layer="layout" svg:x1="12.604cm" svg:y1="3.14cm" svg:x2="12.604cm" svg:y2="4.21cm">
          <text:p/>
        </draw:line>
        <draw:line draw:style-name="gr6" draw:text-style-name="P6" draw:layer="layout" svg:x1="12.95cm" svg:y1="3.575cm" svg:x2="12.939cm" svg:y2="4.21cm">
          <text:p/>
        </draw:line>
        <draw:frame draw:style-name="gr2" draw:text-style-name="P5" draw:layer="layout" svg:width="1.704cm" svg:height="0.569cm" svg:x="14.85cm" svg:y="2.702cm">
          <draw:text-box>
            <text:p text:style-name="P4"><text:span text:style-name="T2">Gnd</text:span></text:p>
          </draw:text-box>
        </draw:frame>
        <draw:frame draw:style-name="gr3" draw:text-style-name="P5" draw:layer="layout" svg:width="1.27cm" svg:height="0.569cm" svg:x="14.519cm" svg:y="3.13cm">
          <draw:text-box>
            <text:p text:style-name="P4"><text:span text:style-name="T2">+12V</text:span></text:p>
          </draw:text-box>
        </draw:frame>
        <draw:frame draw:style-name="gr7" draw:text-style-name="P5" draw:layer="layout" svg:width="1.757cm" svg:height="0.569cm" svg:x="15.665cm" svg:y="2.716cm">
          <draw:text-box>
            <text:p text:style-name="P4"><text:span text:style-name="T2">CAN H</text:span></text:p>
          </draw:text-box>
        </draw:frame>
        <draw:line draw:style-name="gr6" draw:text-style-name="P6" draw:layer="layout" svg:x1="15.489cm" svg:y1="3.13cm" svg:x2="15.489cm" svg:y2="4.21cm">
          <text:p/>
        </draw:line>
        <draw:line draw:style-name="gr6" draw:text-style-name="P6" draw:layer="layout" svg:x1="15.181cm" svg:y1="3.575cm" svg:x2="15.181cm" svg:y2="4.21cm">
          <text:p/>
        </draw:line>
        <draw:line draw:style-name="gr6" draw:text-style-name="P6" draw:layer="layout" svg:x1="15.816cm" svg:y1="2.813cm" svg:x2="15.797cm" svg:y2="4.21cm">
          <text:p/>
        </draw:line>
        <draw:line draw:style-name="gr6" draw:text-style-name="P6" draw:layer="layout" svg:x1="16.105cm" svg:y1="3.14cm" svg:x2="16.105cm" svg:y2="4.21cm">
          <text:p/>
        </draw:line>
        <draw:line draw:style-name="gr6" draw:text-style-name="P6" draw:layer="layout" svg:x1="16.451cm" svg:y1="3.575cm" svg:x2="16.44cm" svg:y2="4.21cm">
          <text:p/>
        </draw:line>
        <draw:frame draw:style-name="gr5" draw:text-style-name="P5" draw:layer="layout" svg:width="1.577cm" svg:height="0.569cm" svg:x="16.032cm" svg:y="3.141cm">
          <draw:text-box>
            <text:p text:style-name="P4"><text:span text:style-name="T2">CAN L</text:span></text:p>
          </draw:text-box>
        </draw:frame>
        <draw:line draw:style-name="gr6" draw:text-style-name="P6" draw:layer="layout" svg:x1="14.093cm" svg:y1="2.831cm" svg:x2="14.088cm" svg:y2="4.21cm">
          <text:p/>
        </draw:line>
        <draw:line draw:style-name="gr6" draw:text-style-name="P6" draw:layer="layout" svg:x1="13.78cm" svg:y1="3.321cm" svg:x2="13.78cm" svg:y2="4.21cm">
          <text:p/>
        </draw:line>
        <draw:line draw:style-name="gr6" draw:text-style-name="P6" draw:layer="layout" svg:x1="14.38cm" svg:y1="3.321cm" svg:x2="14.38cm" svg:y2="4.21cm">
          <text:p/>
        </draw:line>
        <draw:frame draw:style-name="gr3" draw:text-style-name="P5" draw:layer="layout" svg:width="1.27cm" svg:height="0.569cm" svg:x="13.218cm" svg:y="2.831cm">
          <draw:text-box>
            <text:p text:style-name="P4"><text:span text:style-name="T2">Red</text:span></text:p>
          </draw:text-box>
        </draw:frame>
        <draw:frame draw:style-name="gr2" draw:text-style-name="P5" draw:layer="layout" svg:width="1.704cm" svg:height="0.569cm" svg:x="13.449cm" svg:y="2.403cm">
          <draw:text-box>
            <text:p text:style-name="P4"><text:span text:style-name="T2">Green</text:span></text:p>
          </draw:text-box>
        </draw:frame>
        <draw:frame draw:style-name="gr5" draw:text-style-name="P5" draw:layer="layout" svg:width="1.577cm" svg:height="0.569cm" svg:x="13.933cm" svg:y="2.842cm">
          <draw:text-box>
            <text:p text:style-name="P4"><text:span text:style-name="T2">Black</text:span></text:p>
          </draw:text-box>
        </draw:frame>
        <draw:frame draw:style-name="gr5" draw:text-style-name="P5" draw:layer="layout" svg:width="1.577cm" svg:height="0.569cm" svg:x="15.133cm" svg:y="2.442cm">
          <draw:text-box>
            <text:p text:style-name="P4"><text:span text:style-name="T2">Shield</text:span></text:p>
          </draw:text-box>
        </draw:frame>
        <draw:frame draw:style-name="gr1" draw:text-style-name="P1" draw:layer="layout" svg:width="1.628cm" svg:height="0.806cm" svg:x="11.581cm" svg:y="5.57cm">
          <draw:text-box>
            <text:p><text:span text:style-name="T1">Wi</text:span><text:span text:style-name="T1">nd</text:span></text:p>
          </draw:text-box>
        </draw:frame>
        <draw:frame draw:style-name="gr1" draw:text-style-name="P3" draw:layer="layout" svg:width="1.933cm" svg:height="0.806cm" svg:x="13.151cm" svg:y="5.57cm">
          <draw:text-box>
            <text:p text:style-name="P2"><text:span text:style-name="T1">Sp</text:span><text:span text:style-name="T1">ee</text:span><text:span text:style-name="T1">d</text:span></text:p>
          </draw:text-box>
        </draw:frame>
        <draw:frame draw:style-name="gr1" draw:text-style-name="P1" draw:layer="layout" svg:width="2.454cm" svg:height="0.806cm" svg:x="14.761cm" svg:y="5.597cm">
          <draw:text-box>
            <text:p><text:span text:style-name="T1">NM</text:span><text:span text:style-name="T1">EA</text:span><text:span text:style-name="T1">2k</text:span></text:p>
          </draw:text-box>
        </draw:frame>
        <draw:frame draw:style-name="gr2" draw:text-style-name="P5" draw:layer="layout" svg:width="1.704cm" svg:height="0.569cm" svg:x="11.15cm" svg:y="6.402cm">
          <draw:text-box>
            <text:p text:style-name="P4"><text:span text:style-name="T2">G</text:span><text:span text:style-name="T2">r</text:span><text:span text:style-name="T2">e</text:span><text:span text:style-name="T2">e</text:span><text:span text:style-name="T2">n</text:span></text:p>
          </draw:text-box>
        </draw:frame>
        <draw:frame draw:style-name="gr3" draw:text-style-name="P5" draw:layer="layout" svg:width="1.27cm" svg:height="0.569cm" svg:x="11.119cm" svg:y="6.83cm">
          <draw:text-box>
            <text:p text:style-name="P4"><text:span text:style-name="T2">Red</text:span></text:p>
          </draw:text-box>
        </draw:frame>
        <draw:frame draw:style-name="gr2" draw:text-style-name="P5" draw:layer="layout" svg:width="1.323cm" svg:height="0.569cm" svg:x="11.81cm" svg:y="6.11cm">
          <draw:text-box>
            <text:p text:style-name="P4"><text:span text:style-name="T2">Blue</text:span></text:p>
          </draw:text-box>
        </draw:frame>
        <draw:frame draw:style-name="gr4" draw:text-style-name="P5" draw:layer="layout" svg:width="1.524cm" svg:height="0.569cm" svg:x="12.165cm" svg:y="6.416cm">
          <draw:text-box>
            <text:p text:style-name="P4"><text:span text:style-name="T2">Y</text:span><text:span text:style-name="T2">e</text:span><text:span text:style-name="T2">ll</text:span><text:span text:style-name="T2">o</text:span><text:span text:style-name="T2">w</text:span></text:p>
          </draw:text-box>
        </draw:frame>
        <draw:frame draw:style-name="gr5" draw:text-style-name="P5" draw:layer="layout" svg:width="1.577cm" svg:height="0.569cm" svg:x="12.433cm" svg:y="6.84cm">
          <draw:text-box>
            <text:p text:style-name="P4"><text:span text:style-name="T2">Shie</text:span><text:span text:style-name="T2">ld</text:span></text:p>
          </draw:text-box>
        </draw:frame>
        <draw:line draw:style-name="gr6" draw:text-style-name="P6" draw:layer="layout" svg:x1="11.989cm" svg:y1="6.83cm" svg:x2="11.989cm" svg:y2="7.91cm">
          <text:p/>
        </draw:line>
        <draw:line draw:style-name="gr6" draw:text-style-name="P6" draw:layer="layout" svg:x1="11.681cm" svg:y1="7.275cm" svg:x2="11.681cm" svg:y2="7.91cm">
          <text:p/>
        </draw:line>
        <draw:line draw:style-name="gr6" draw:text-style-name="P6" draw:layer="layout" svg:x1="12.316cm" svg:y1="6.513cm" svg:x2="12.297cm" svg:y2="7.91cm">
          <text:p/>
        </draw:line>
        <draw:line draw:style-name="gr6" draw:text-style-name="P6" draw:layer="layout" svg:x1="12.605cm" svg:y1="6.84cm" svg:x2="12.605cm" svg:y2="7.91cm">
          <text:p/>
        </draw:line>
        <draw:line draw:style-name="gr6" draw:text-style-name="P6" draw:layer="layout" svg:x1="12.951cm" svg:y1="7.275cm" svg:x2="12.94cm" svg:y2="7.91cm">
          <text:p/>
        </draw:line>
        <draw:frame draw:style-name="gr2" draw:text-style-name="P5" draw:layer="layout" svg:width="1.704cm" svg:height="0.569cm" svg:x="14.851cm" svg:y="6.402cm">
          <draw:text-box>
            <text:p text:style-name="P4"><text:span text:style-name="T2">Gnd</text:span></text:p>
          </draw:text-box>
        </draw:frame>
        <draw:frame draw:style-name="gr3" draw:text-style-name="P5" draw:layer="layout" svg:width="1.27cm" svg:height="0.569cm" svg:x="14.52cm" svg:y="6.83cm">
          <draw:text-box>
            <text:p text:style-name="P4"><text:span text:style-name="T2">+12V</text:span></text:p>
          </draw:text-box>
        </draw:frame>
        <draw:frame draw:style-name="gr7" draw:text-style-name="P5" draw:layer="layout" svg:width="1.757cm" svg:height="0.569cm" svg:x="15.666cm" svg:y="6.416cm">
          <draw:text-box>
            <text:p text:style-name="P4"><text:span text:style-name="T2">CAN </text:span><text:span text:style-name="T2">H</text:span></text:p>
          </draw:text-box>
        </draw:frame>
        <draw:line draw:style-name="gr6" draw:text-style-name="P6" draw:layer="layout" svg:x1="15.49cm" svg:y1="6.83cm" svg:x2="15.49cm" svg:y2="7.91cm">
          <text:p/>
        </draw:line>
        <draw:line draw:style-name="gr6" draw:text-style-name="P6" draw:layer="layout" svg:x1="15.182cm" svg:y1="7.275cm" svg:x2="15.182cm" svg:y2="7.91cm">
          <text:p/>
        </draw:line>
        <draw:line draw:style-name="gr6" draw:text-style-name="P6" draw:layer="layout" svg:x1="15.817cm" svg:y1="6.513cm" svg:x2="15.798cm" svg:y2="7.91cm">
          <text:p/>
        </draw:line>
        <draw:line draw:style-name="gr6" draw:text-style-name="P6" draw:layer="layout" svg:x1="16.106cm" svg:y1="6.84cm" svg:x2="16.106cm" svg:y2="7.91cm">
          <text:p/>
        </draw:line>
        <draw:line draw:style-name="gr6" draw:text-style-name="P6" draw:layer="layout" svg:x1="16.452cm" svg:y1="7.275cm" svg:x2="16.441cm" svg:y2="7.91cm">
          <text:p/>
        </draw:line>
        <draw:frame draw:style-name="gr5" draw:text-style-name="P5" draw:layer="layout" svg:width="1.577cm" svg:height="0.569cm" svg:x="16.033cm" svg:y="6.841cm">
          <draw:text-box>
            <text:p text:style-name="P4"><text:span text:style-name="T2">CA</text:span><text:span text:style-name="T2">N L</text:span></text:p>
          </draw:text-box>
        </draw:frame>
        <draw:line draw:style-name="gr6" draw:text-style-name="P6" draw:layer="layout" svg:x1="14.094cm" svg:y1="6.531cm" svg:x2="14.089cm" svg:y2="7.91cm">
          <text:p/>
        </draw:line>
        <draw:line draw:style-name="gr6" draw:text-style-name="P6" draw:layer="layout" svg:x1="13.781cm" svg:y1="7.021cm" svg:x2="13.781cm" svg:y2="7.91cm">
          <text:p/>
        </draw:line>
        <draw:line draw:style-name="gr6" draw:text-style-name="P6" draw:layer="layout" svg:x1="14.381cm" svg:y1="7.021cm" svg:x2="14.381cm" svg:y2="7.91cm">
          <text:p/>
        </draw:line>
        <draw:frame draw:style-name="gr3" draw:text-style-name="P5" draw:layer="layout" svg:width="1.27cm" svg:height="0.569cm" svg:x="13.219cm" svg:y="6.531cm">
          <draw:text-box>
            <text:p text:style-name="P4"><text:span text:style-name="T2">Red</text:span></text:p>
          </draw:text-box>
        </draw:frame>
        <draw:frame draw:style-name="gr2" draw:text-style-name="P5" draw:layer="layout" svg:width="1.704cm" svg:height="0.569cm" svg:x="13.45cm" svg:y="6.103cm">
          <draw:text-box>
            <text:p text:style-name="P4"><text:span text:style-name="T2">Green</text:span></text:p>
          </draw:text-box>
        </draw:frame>
        <draw:frame draw:style-name="gr5" draw:text-style-name="P5" draw:layer="layout" svg:width="1.577cm" svg:height="0.569cm" svg:x="13.934cm" svg:y="6.542cm">
          <draw:text-box>
            <text:p text:style-name="P4"><text:span text:style-name="T2">Black</text:span></text:p>
          </draw:text-box>
        </draw:frame>
        <draw:frame draw:style-name="gr5" draw:text-style-name="P5" draw:layer="layout" svg:width="1.577cm" svg:height="0.569cm" svg:x="15.134cm" svg:y="6.142cm">
          <draw:text-box>
            <text:p text:style-name="P4"><text:span text:style-name="T2">Shiel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2T18:08:46.198674706</meta:creation-date>
    <meta:print-date>2022-03-02T19:14:19.988706970</meta:print-date>
    <dc:date>2022-03-02T19:19:08.826882460</dc:date>
    <meta:editing-duration>PT1M55S</meta:editing-duration>
    <meta:editing-cycles>1</meta:editing-cycles>
    <meta:document-statistic meta:object-count="116"/>
    <meta:generator>LibreOffice/6.1.5.2$Linux_X86_64 LibreOffice_project/10$Build-2</meta:generator>
  </office:meta>
</office:document-meta>
</file>